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text-properties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ccccc" loext:opacity="100%" fo:font-size="14pt" fo:background-color="#1f1f1f" style:font-size-asian="14pt" style:font-size-complex="14pt"/>
    </style:style>
    <style:style style:name="P4" style:family="paragraph" style:parent-style-name="Standard">
      <style:text-properties fo:color="#cccccc" loext:opacity="100%" fo:font-size="14pt" fo:background-color="#1f1f1f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569cd6" loext:opacity="100%" fo:font-size="14pt" fo:background-color="#1f1f1f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background-color="#1f1f1f" style:font-size-asian="14pt" style:font-size-complex="14pt"/>
    </style:style>
    <style:style style:name="P8" style:family="paragraph" style:parent-style-name="Standard">
      <style:text-properties fo:font-size="14pt" fo:background-color="#1f1f1f" style:font-size-asian="14pt" style:font-size-complex="14pt"/>
    </style:style>
    <style:style style:name="T1" style:family="text">
      <style:text-properties fo:color="#cccccc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even_asociacion: Usando la base de datos ASOCIACION, escribir un</text:span></text:p>
      <text:p text:style-name="P3">evento que cada día, un segundo después de medianoche, elimine</text:p>
      <text:p text:style-name="P3">de la tabla SOCIO_BAJA, los socios que se dieron de baja hace más de</text:p>
      <text:p text:style-name="P3">cuatro años.</text:p>
      <text:p text:style-name="P7"><text:span text:style-name="T1">El evento comenzará el </text:span><text:span text:style-name="T5">1</text:span><text:span text:style-name="T2">-</text:span><text:span text:style-name="T5">06</text:span><text:span text:style-name="T2">-</text:span><text:span text:style-name="T5">2024</text:span><text:span text:style-name="T1"> y terminará el </text:span><text:span text:style-name="T5">31</text:span><text:span text:style-name="T2">-</text:span><text:span text:style-name="T5">08</text:span><text:span text:style-name="T2">-</text:span><text:span text:style-name="T5">2024</text:span></text:p>
      <text:p text:style-name="P6"/>
      <text:p text:style-name="P7"><text:span text:style-name="T1">DELIMITER </text:span><text:span text:style-name="T2">//</text:span></text:p>
      <text:p text:style-name="P7"><text:span text:style-name="T3">DROP</text:span><text:span text:style-name="T1"> </text:span><text:span text:style-name="T3">EVENT</text:span><text:span text:style-name="T1"> </text:span><text:span text:style-name="T3">IF</text:span><text:span text:style-name="T1"> </text:span><text:span text:style-name="T3">EXISTS</text:span><text:span text:style-name="T1"> SOCIO_BAJA;</text:span></text:p>
      <text:p text:style-name="P7"><text:span text:style-name="T3">CREATE</text:span><text:span text:style-name="T1"> </text:span><text:span text:style-name="T3">EVENT</text:span><text:span text:style-name="T1"> SOCIO_BAJA</text:span></text:p>
      <text:p text:style-name="P7"><text:span text:style-name="T3">ON</text:span><text:span text:style-name="T1"> SCHEDULE EVERY </text:span><text:span text:style-name="T3">DAY</text:span></text:p>
      <text:p text:style-name="P7"><text:span text:style-name="T1">STARTS </text:span><text:span text:style-name="T4">'2024-06-01 00:00:05'</text:span></text:p>
      <text:p text:style-name="P7"><text:span text:style-name="T1">ENDS </text:span><text:span text:style-name="T4">'2024-08-31 00:00:00'</text:span></text:p>
      <text:p text:style-name="P3">DO</text:p>
      <text:p text:style-name="P5">BEGIN</text:p>
      <text:p text:style-name="P7"><text:span text:style-name="T1">    </text:span><text:span text:style-name="T3">DELETE</text:span><text:span text:style-name="T1"> </text:span><text:span text:style-name="T3">FROM</text:span><text:span text:style-name="T1"> BAJAS_SOCIOS</text:span></text:p>
      <text:p text:style-name="P7"><text:span text:style-name="T1">    </text:span><text:span text:style-name="T3">WHERE</text:span><text:span text:style-name="T1"> TIMESTAMPDIFF(</text:span><text:span text:style-name="T3">YEAR</text:span><text:span text:style-name="T1">,fecha_baja,CURDATE()) </text:span><text:span text:style-name="T2">&gt;</text:span><text:span text:style-name="T1"> </text:span><text:span text:style-name="T5">4</text:span><text:span text:style-name="T1">;</text:span></text:p>
      <text:p text:style-name="P7"><text:span text:style-name="T3">END</text:span><text:span text:style-name="T2">//</text:span></text:p>
      <text:p text:style-name="P3">DELIMITER ;</text:p>
      <text:p text:style-name="P6"/>
      <text:p text:style-name="P7"><text:span text:style-name="T3">SET</text:span><text:span text:style-name="T1"> </text:span><text:span text:style-name="T3">GLOBAL</text:span><text:span text:style-name="T1"> event_scheduler </text:span><text:span text:style-name="T2">=</text:span><text:span text:style-name="T1"> </text:span><text:span text:style-name="T3">ON</text:span><text:span text:style-name="T1">;</text:span></text:p>
      <text:p text:style-name="P1"><text:span text:style-name="T1">SHOW VARIABLES </text:span><text:span text:style-name="T3">LIKE</text:span><text:span text:style-name="T1"> </text:span><text:span text:style-name="T4">'event_scheduler'</text:span><text:span text:style-name="T1">;</text:span></text:p>
      <text:p text:style-name="P2"/>
      <text:p text:style-name="P4"><text:span text:style-name="T2"/>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0:01:39.491000000</meta:creation-date>
    <dc:date>2024-05-06T10:03:51.999000000</dc:date>
    <meta:editing-duration>PT2M14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9" meta:word-count="85" meta:character-count="582" meta:non-whitespace-character-count="508"/>
  </office:meta>
</office:document-meta>
</file>